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03aa9" officeooo:paragraph-rsid="00003aa9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03aa9" officeooo:paragraph-rsid="00003aa9" style:font-size-asian="14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th Football Schedule</text:p>
      <text:p text:style-name="P1"/>
      <text:p text:style-name="P2">Opening Ceremonies<text:tab/>Football Field<text:tab/><text:tab/>10/02/2021<text:tab/>08:00am</text:p>
      <text:p text:style-name="P2"/>
      <text:p text:style-name="P2">Team A vs Team B<text:tab/><text:tab/>Football Field<text:tab/><text:tab/>10/09/2021<text:tab/>08:00am</text:p>
      <text:p text:style-name="P2">Team C vs Team D<text:tab/><text:tab/>Football Field<text:tab/><text:tab/>10/09/2021<text:tab/>10:00am</text:p>
      <text:p text:style-name="P2">Team E vs Team F<text:tab/><text:tab/>Football Field<text:tab/><text:tab/>10/09/2021<text:tab/>02:00pm</text:p>
      <text:p text:style-name="P2"/>
      <text:p text:style-name="P2">Team A vs Team B<text:tab/><text:tab/>Football Field<text:tab/><text:tab/>10/16/2021<text:tab/>08:00am</text:p>
      <text:p text:style-name="P2">Team C vs Team D<text:tab/><text:tab/>Football Field<text:tab/><text:tab/>10/16/2021<text:tab/>10:00am</text:p>
      <text:p text:style-name="P2">Team E vs Team F<text:tab/><text:tab/>Football Field<text:tab/><text:tab/>10/16/2021<text:tab/>02:00pm</text:p>
      <text:p text:style-name="P2"/>
      <text:p text:style-name="P2">Team A vs Team B<text:tab/><text:tab/>Football Field<text:tab/><text:tab/>10/23/2021<text:tab/>08:00am</text:p>
      <text:p text:style-name="P2">Team C vs Team D<text:tab/><text:tab/>Football Field<text:tab/><text:tab/>10/23/2021<text:tab/>10:00am</text:p>
      <text:p text:style-name="P2">Team E vs Team F<text:tab/><text:tab/>Football Field<text:tab/><text:tab/>10/23/2021<text:tab/>02:00pm</text:p>
      <text:p text:style-name="P2"/>
      <text:p text:style-name="P2">Team A vs Team B<text:tab/><text:tab/>Football Field<text:tab/><text:tab/>10/30/2021<text:tab/>08:00am</text:p>
      <text:p text:style-name="P2">Team C vs Team D<text:tab/><text:tab/>Football Field<text:tab/><text:tab/>10/30/2021<text:tab/>10:00am</text:p>
      <text:p text:style-name="P2">Team E vs Team F<text:tab/><text:tab/>Football Field<text:tab/><text:tab/>10/30/2021<text:tab/>02:00pm</text:p>
      <text:p text:style-name="P2"/>
      <text:p text:style-name="P2">Team A vs Team B<text:tab/><text:tab/>Football Field<text:tab/><text:tab/>11/06/2021<text:tab/>08:00am</text:p>
      <text:p text:style-name="P2">Team C vs Team D<text:tab/><text:tab/>Football Field<text:tab/><text:tab/>11/06/2021<text:tab/>10:00am</text:p>
      <text:p text:style-name="P2">Team E vs Team F<text:tab/><text:tab/>Football Field<text:tab/><text:tab/>11/06/2021<text:tab/>02:00pm</text:p>
      <text:p text:style-name="P2"/>
      <text:p text:style-name="P2">Team A vs Team B<text:tab/><text:tab/>Football Field<text:tab/><text:tab/>11/13/2021<text:tab/>08:00am</text:p>
      <text:p text:style-name="P2">Team C vs Team D<text:tab/><text:tab/>Football Field<text:tab/><text:tab/>11/13/2021<text:tab/>10:00am</text:p>
      <text:p text:style-name="P2">Team E vs Team F<text:tab/><text:tab/>Football Field<text:tab/><text:tab/>11/13/2021<text:tab/>02:00pm</text:p>
      <text:p text:style-name="P2"/>
      <text:p text:style-name="P2">Team A vs Team B<text:tab/><text:tab/>Football Field<text:tab/><text:tab/>11/20/2021<text:tab/>08:00am</text:p>
      <text:p text:style-name="P2">Team C vs Team D<text:tab/><text:tab/>Football Field<text:tab/><text:tab/>11/20/2021<text:tab/>10:00am</text:p>
      <text:p text:style-name="P2">Team E vs Team F<text:tab/><text:tab/>Football Field<text:tab/><text:tab/>11/20/2021<text:tab/>02:00pm</text:p>
      <text:p text:style-name="P2"/>
      <text:p text:style-name="P2">Team A vs Team B<text:tab/><text:tab/>Football Field<text:tab/><text:tab/>11/27/2021<text:tab/>08:00am</text:p>
      <text:p text:style-name="P2">Team C vs Team D<text:tab/><text:tab/>Football Field<text:tab/><text:tab/>11/27/2021<text:tab/>10:00am</text:p>
      <text:p text:style-name="P2">Team E vs Team F<text:tab/><text:tab/>Football Field<text:tab/><text:tab/>11/27/2021<text:tab/>02:00pm</text:p>
      <text:p text:style-name="P2"/>
      <text:p text:style-name="P2"><text:soft-page-break/>Team A vs Team B<text:tab/><text:tab/>Football Field<text:tab/><text:tab/>12/04/2021<text:tab/>08:00am</text:p>
      <text:p text:style-name="P2">Team C vs Team D<text:tab/><text:tab/>Football Field<text:tab/><text:tab/>12/04/2021<text:tab/>10:00am</text:p>
      <text:p text:style-name="P2">Team E vs Team F<text:tab/><text:tab/>Football Field<text:tab/><text:tab/>12/04/2021<text:tab/>02:00pm</text:p>
      <text:p text:style-name="P2"/>
      <text:p text:style-name="P2">Team A vs Team B<text:tab/><text:tab/>Football Field<text:tab/><text:tab/>12/11/2021<text:tab/>08:00am</text:p>
      <text:p text:style-name="P2">Team C vs Team D<text:tab/><text:tab/>Football Field<text:tab/><text:tab/>12/11/2021<text:tab/>10:00am</text:p>
      <text:p text:style-name="P2">Team E vs Team F<text:tab/><text:tab/>Football Field<text:tab/><text:tab/>12/11/2021<text:tab/>02:00pm</text:p>
      <text:p text:style-name="P2"/>
      <text:p text:style-name="P2">Team A vs Team B<text:tab/><text:tab/>Football Field<text:tab/><text:tab/>12/18/2021<text:tab/>08:00am</text:p>
      <text:p text:style-name="P2">Team C vs Team D<text:tab/><text:tab/>Football Field<text:tab/><text:tab/>12/18/2021<text:tab/>10:00am</text:p>
      <text:p text:style-name="P2">Team E vs Team F<text:tab/><text:tab/>Football Field<text:tab/><text:tab/>12/18/2021<text:tab/>02:00pm</text:p>
      <text:p text:style-name="P2"/>
      <text:p text:style-name="P2">Team A vs Team B<text:tab/><text:tab/>Football Field<text:tab/><text:tab/>01/01/2022<text:tab/>08:00am</text:p>
      <text:p text:style-name="P2">Team C vs Team D<text:tab/><text:tab/>Football Field<text:tab/><text:tab/>01/01/2022<text:tab/>10:00am</text:p>
      <text:p text:style-name="P2">Team E vs Team F<text:tab/><text:tab/>Football Field<text:tab/><text:tab/>01/01/2022<text:tab/>02:00pm</text:p>
      <text:p text:style-name="P2"/>
      <text:p text:style-name="P2">Team A vs Team B<text:tab/><text:tab/>Football Field<text:tab/><text:tab/>01/08/2022<text:tab/>08:00am</text:p>
      <text:p text:style-name="P2">Team C vs Team D<text:tab/><text:tab/>Football Field<text:tab/><text:tab/>01/08/2022<text:tab/>10:00am</text:p>
      <text:p text:style-name="P2">Team E vs Team F<text:tab/><text:tab/>Football Field<text:tab/><text:tab/>01/08/2022<text:tab/>02:00pm</text:p>
      <text:p text:style-name="P2"/>
      <text:p text:style-name="P2">Team A vs Team B<text:tab/><text:tab/>Football Field<text:tab/><text:tab/>01/15/2022<text:tab/>08:00am</text:p>
      <text:p text:style-name="P2">Team C vs Team D<text:tab/><text:tab/>Football Field<text:tab/><text:tab/>01/15/2022<text:tab/>10:00am</text:p>
      <text:p text:style-name="P2">Team E vs Team F<text:tab/><text:tab/>Football Field<text:tab/><text:tab/>01/15/2022<text:tab/>02:00pm</text:p>
      <text:p text:style-name="P2"/>
      <text:p text:style-name="P2">Team A vs Team B<text:tab/><text:tab/>Football Field<text:tab/><text:tab/>01/22/2022<text:tab/>08:00am</text:p>
      <text:p text:style-name="P2">Team C vs Team D<text:tab/><text:tab/>Football Field<text:tab/><text:tab/>01/22/2022<text:tab/>10:00am</text:p>
      <text:p text:style-name="P2">Team E vs Team F<text:tab/><text:tab/>Football Field<text:tab/><text:tab/>01/22/2022<text:tab/>02:00pm</text:p>
      <text:p text:style-name="P2"/>
      <text:p text:style-name="P2">Team A vs Team B<text:tab/><text:tab/>Football Field<text:tab/><text:tab/>01/29/2022<text:tab/>08:00am</text:p>
      <text:p text:style-name="P2">Team C vs Team D<text:tab/><text:tab/>Football Field<text:tab/><text:tab/>01/29/2022<text:tab/>10:00am</text:p>
      <text:p text:style-name="P2">Team E vs Team F<text:tab/><text:tab/>Football Field<text:tab/><text:tab/>01/29/2022<text:tab/>02:00pm</text:p>
      <text:p text:style-name="P2"/>
      <text:p text:style-name="P2">Team A vs Team B<text:tab/><text:tab/>Football Field<text:tab/><text:tab/>02/05/2022<text:tab/>08:00am</text:p>
      <text:p text:style-name="P2">Team C vs Team D<text:tab/><text:tab/>Football Field<text:tab/><text:tab/>02/05/2022<text:tab/>10:00am</text:p>
      <text:p text:style-name="P2">Team E vs Team F<text:tab/><text:tab/>Football Field<text:tab/><text:tab/>02/05/2022<text:tab/>02:00pm</text:p>
      <text:p text:style-name="P2"/>
      <text:p text:style-name="P2"><text:soft-page-break/>Team A vs Team B<text:tab/><text:tab/>Football Field<text:tab/><text:tab/>02/12/2022<text:tab/>08:00am</text:p>
      <text:p text:style-name="P2">Team C vs Team D<text:tab/><text:tab/>Football Field<text:tab/><text:tab/>02/12/2022<text:tab/>10:00am</text:p>
      <text:p text:style-name="P2">Team E vs Team F<text:tab/><text:tab/>Football Field<text:tab/><text:tab/>02/12/2022<text:tab/>02:00pm</text:p>
      <text:p text:style-name="P2"/>
      <text:p text:style-name="P2">Team A vs Team B<text:tab/><text:tab/>Football Field<text:tab/><text:tab/>02/19/2022<text:tab/>08:00am</text:p>
      <text:p text:style-name="P2">Team C vs Team D<text:tab/><text:tab/>Football Field<text:tab/><text:tab/>02/19/2022<text:tab/>10:00am</text:p>
      <text:p text:style-name="P2">Team E vs Team F<text:tab/><text:tab/>Football Field<text:tab/><text:tab/>02/19/2022<text:tab/>02:00pm</text:p>
      <text:p text:style-name="P2"/>
      <text:p text:style-name="P2">Closing Ceremonies<text:tab/><text:tab/>Football Field <text:tab/><text:tab/>02/26/2022<text:tab/>08:00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9T08:35:28.251000000</meta:creation-date>
    <dc:date>2020-12-29T08:51:23.443000000</dc:date>
    <meta:editing-duration>PT15M55S</meta:editing-duration>
    <meta:editing-cycles>1</meta:editing-cycles>
    <meta:document-statistic meta:table-count="0" meta:image-count="0" meta:object-count="0" meta:page-count="3" meta:paragraph-count="60" meta:word-count="528" meta:character-count="3095" meta:non-whitespace-character-count="2509"/>
    <meta:generator>LibreOffice/6.2.8.2$Windows_X86_64 LibreOffice_project/f82ddfca21ebc1e222a662a32b25c0c9d20169ee</meta:generator>
  </office:meta>
</office:document-meta>
</file>